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647" officeooo:paragraph-rsid="001016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the Branch Prediction Championship Kit</text:p>
      <text:p text:style-name="P1">Setting Up the Simulation Infrastructure:</text:p>
      <text:p text:style-name="P1"/>
      <text:p text:style-name="P1">1. Subscribe to the Google group: https://groups.google.com/forum/#!forum/cbp_2014</text:p>
      <text:p text:style-name="P1"/>
      <text:p text:style-name="P1">This mailing list will be used for any announcement regarding the competition, any simulation infrastructure updates, and participants may post questions or report problems.</text:p>
      <text:p text:style-name="P1">2. Download the CBP kit: <text:s/>cbp2014.ver3.tar.gz (900MB, last update: 1 am EST 3/12) <text:s/>and save it in your home directory. <text:s/></text:p>
      <text:p text:style-name="P1">(Changes in Ver3: In Ver2, the SHORT traces did not contain any unconditional branches. <text:s/>Ver 3 fixes this problem. <text:s/>If you already have Ver2, you may simply copy traces/SHORT* from Ver3 into your current Ver2 traces/ directory. <text:s/>This update does not affect any other sub directories, so, if you like, <text:s/>you can retain your current sim, scripts, and results directories). <text:s/></text:p>
      <text:p text:style-name="P1"/>
      <text:p text:style-name="P1">3. unpack the kit: </text:p>
      <text:p text:style-name="P1"/>
      <text:p text:style-name="P1"><text:s/><text:tab/>tar -xzvf cbp2014.ver3.tar.gz</text:p>
      <text:p text:style-name="P1"><text:s text:c="2"/><text:tab/>cd cbp2014</text:p>
      <text:p text:style-name="P1"/>
      <text:p text:style-name="P1">4. There should be four directories: sim, scripts, traces, and results</text:p>
      <text:p text:style-name="P1"/>
      <text:p text:style-name="P1">5. The sim directory contains the simulator. <text:s/></text:p>
      <text:p text:style-name="P1"/>
      <text:p text:style-name="P1"><text:s text:c="9"/>cd sim</text:p>
      <text:p text:style-name="P1"><text:tab/> make</text:p>
      <text:p text:style-name="P1"><text:s text:c="9"/>./predictor ../traces/SHORT-INT-1.cbp4.gz</text:p>
      <text:p text:style-name="P1"/>
      <text:p text:style-name="P1">6. The scripts directory contains scripts that can help you run your predictor for all 40 traces. <text:s/>Check out the doit.sh file in the scripts directory.</text:p>
      <text:p text:style-name="P1"><text:tab/>cd ../scripts</text:p>
      <text:p text:style-name="P1"><text:tab/>./doit.sh</text:p>
      <text:p text:style-name="P1"/>
      <text:p text:style-name="P1">7. We will use the AMEAN over all traces as the figure of merit. <text:s/>You can compute this using the getdata.pl script. <text:s/>Usage is as follows.</text:p>
      <text:p text:style-name="P1"><text:tab/>./getdata.pl -d ../results/GSHARE* </text:p>
      <text:p text:style-name="P1"/>
      <text:p text:style-name="P1">8. The traces directory contains 40 traces: 20 short traces (~30 million instructions) derived from CBP-1 and 20 long traces(~150 million instructions) derived from SPEC 2006. </text:p>
      <text:p text:style-name="P1"/>
      <text:p text:style-name="P1"/>
      <text:p text:style-name="P1">Writing Your Own Branch Predictior:</text:p>
      <text:p text:style-name="P1"/>
      <text:p text:style-name="P1">In your sim directory, there are two files you can modify: predictor.cc and predictor.h </text:p>
      <text:p text:style-name="P1"/>
      <text:p text:style-name="P1">Only these two files should be submitted with your contest submission. Any changes you make to any other files will not be reflected in our simulator. </text:p>
      <text:p text:style-name="P1">Last Modified Wed March 12 01:19 EST 2014 by Moinuddin Qures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7:20:39.845956042</meta:creation-date>
    <dc:date>2014-09-06T17:21:06.375136253</dc:date>
    <meta:editing-duration>P0D</meta:editing-duration>
    <meta:editing-cycles>1</meta:editing-cycles>
    <meta:document-statistic meta:table-count="0" meta:image-count="0" meta:object-count="0" meta:page-count="1" meta:paragraph-count="24" meta:word-count="296" meta:character-count="1946" meta:non-whitespace-character-count="1626"/>
    <meta:generator>LibreOffice/4.2.4.2$Linux_x86 LibreOffice_project/420m0$Build-2</meta:generator>
  </office:meta>
</office:document-meta>
</file>